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758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30"/>
    <style:style style:name="ce2" style:family="table-cell" style:parent-style-name="Default" style:data-style-name="N1"/>
    <style:style style:name="ce11" style:family="table-cell" style:parent-style-name="Default" style:data-style-name="N136"/>
    <style:style style:name="ce5" style:family="table-cell" style:parent-style-name="Default" style:data-style-name="N2"/>
    <style:style style:name="ce8" style:family="table-cell" style:parent-style-name="Default" style:data-style-name="N133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0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33"/>
    <style:style style:name="ce17" style:family="table-cell" style:parent-style-name="Default" style:data-style-name="N136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3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14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14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1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1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15" table:formula="of:=[.B7]/[$specifications.B8]" office:value-type="float" office:value="4.36507936507936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3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3" table:formula="of:=[.B1]/[.B11]" office:value-type="float" office:value="0.331125827814569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3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3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69" calcext:value-type="float">
            <text:p>0.0331125827814569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6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14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14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7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3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1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15" table:formula="of:=360" office:value-type="float" office:value="360" calcext:value-type="float">
            <text:p>360.0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1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1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3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3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3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3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7.1$Linux_X86_64 LibreOffice_project/50$Build-1</meta:generator>
    <dc:date>2023-11-22T17:16:31.261357805</dc:date>
    <meta:editing-duration>PT4H55M53S</meta:editing-duration>
    <meta:editing-cycles>34</meta:editing-cycles>
    <meta:document-statistic meta:table-count="5" meta:cell-count="148" meta:object-count="0"/>
  </office:meta>
</office:document-meta>
</file>